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6.54pt"/>
    </style:style>
    <style:style style:name="co2" style:family="table-column">
      <style:table-column-properties fo:break-before="auto" style:column-width="235.56pt"/>
    </style:style>
    <style:style style:name="co3" style:family="table-column">
      <style:table-column-properties fo:break-before="auto" style:column-width="124.21pt"/>
    </style:style>
    <style:style style:name="co4" style:family="table-column">
      <style:table-column-properties fo:break-before="auto" style:column-width="291.26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9pt" fo:break-before="auto" style:use-optimal-row-height="true"/>
    </style:style>
    <style:style style:name="ro3" style:family="table-row">
      <style:table-row-properties style:row-height="23.5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pt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text-properties fo:font-style="italic" fo:font-weight="bold" style:font-style-asian="italic" style:font-weight-asian="bold" style:font-style-complex="italic" style:font-weight-complex="bold"/>
    </style:style>
    <style:style style:name="ce5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text-properties fo:font-style="normal" fo:font-weight="normal" style:font-style-asian="normal" style:font-weight-asian="normal" style:font-style-complex="normal" style:font-weight-complex="normal"/>
    </style:style>
    <style:style style:name="ce6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pt"/>
    </style:style>
    <style:style style:name="ce7" style:family="table-cell" style:parent-style-name="Default">
      <style:table-cell-properties fo:border="0.74pt solid #000000"/>
    </style:style>
    <style:style style:name="ce8" style:family="table-cell" style:parent-style-name="Default">
      <style:table-cell-properties fo:border="0.74pt solid #000000"/>
      <style:text-properties fo:font-style="italic" fo:font-weight="bold" style:font-style-asian="italic" style:font-weight-asian="bold" style:font-style-complex="italic" style:font-weight-complex="bold"/>
    </style:style>
    <style:style style:name="ce9" style:family="table-cell" style:parent-style-name="Default">
      <style:table-cell-properties fo:border="0.74pt solid #000000"/>
      <style:text-properties fo:font-style="normal" fo:font-weight="normal" style:font-style-asian="normal" style:font-weight-asian="normal" style:font-style-complex="normal" style:font-weight-complex="normal"/>
    </style:style>
    <style:style style:name="ce10" style:family="table-cell" style:parent-style-name="Default">
      <style:table-cell-properties fo:border-bottom="0.74pt solid #000000" fo:border-left="none" fo:border-right="none" fo:border-top="0.74pt solid #000000"/>
    </style:style>
    <style:style style:name="ce11" style:family="table-cell" style:parent-style-name="Default">
      <style:table-cell-properties fo:border="0.74pt solid #000000"/>
      <style:text-properties style:font-name="Liberation Sans" fo:font-style="normal" fo:font-weight="normal" style:font-name-asian="Noto Sans CJK SC Regular" style:font-style-asian="normal" style:font-weight-asian="normal" style:font-name-complex="FreeSans" style:font-style-complex="normal" style:font-weight-complex="normal"/>
    </style:style>
    <style:style style:name="ce12" style:family="table-cell" style:parent-style-name="Default">
      <style:table-cell-properties fo:border="0.74pt solid #000000"/>
      <style:text-properties style:font-name="Liberation Sans" fo:font-style="italic" fo:font-weight="bold" style:font-name-asian="Noto Sans CJK SC Regular" style:font-style-asian="italic" style:font-weight-asian="bold" style:font-name-complex="FreeSans" style:font-style-complex="italic" style:font-weight-complex="bold"/>
    </style:style>
    <style:style style:name="ce13" style:family="table-cell" style:parent-style-name="Default">
      <style:table-cell-properties fo:border="0.74pt solid #000000"/>
      <style:text-properties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14" style:family="table-cell" style:parent-style-name="Default">
      <style:table-cell-properties fo:border="0.74pt solid #000000"/>
      <style:text-properties fo:font-size="8pt" style:font-size-asian="8pt" style:font-size-complex="8pt"/>
    </style:style>
    <style:style style:name="ce15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7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18" style:family="table-cell" style:parent-style-name="Default">
      <style:text-properties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weight="bold" fo:font-style="italic" style:font-weight-asian="bold" style:font-weight-complex="bold" style:font-style-asian="italic" style:font-style-complex="italic"/>
    </style:style>
  </office:automatic-styles>
  <office:body>
    <office:spreadsheet>
      <table:calculation-settings table:automatic-find-labels="false"/>
      <table:table table:name="LCD-DRIVER_Rev_D-BOM(LCD-4.3in_RTP)===LCD-OLinuXino-4.3-BOM_and_LCD-OLinuXino-4.3TS-BOM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 table:number-rows-repeated="3">
          <table:table-cell table:number-columns-repeated="1024"/>
        </table:table-row>
        <table:table-row table:style-name="ro1">
          <table:table-cell table:style-name="ce2" office:value-type="string" calcext:value-type="string">
            <text:p>Quantity</text:p>
          </table:table-cell>
          <table:table-cell table:style-name="ce2" office:value-type="string" calcext:value-type="string">
            <text:p>Designation</text:p>
          </table:table-cell>
          <table:table-cell table:style-name="ce2" office:value-type="string" calcext:value-type="string">
            <text:p>Package</text:p>
          </table:table-cell>
          <table:table-cell table:style-name="ce2" office:value-type="string" calcext:value-type="string">
            <text:p>Designator</text:p>
          </table:table-cell>
          <table:table-cell table:style-name="ce16" table:number-columns-repeated="1020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7" office:value-type="string" calcext:value-type="string">
            <text:p>0R/R0402</text:p>
          </table:table-cell>
          <table:table-cell table:style-name="ce7" office:value-type="string" calcext:value-type="string">
            <text:p>R0402</text:p>
          </table:table-cell>
          <table:table-cell table:style-name="ce7" office:value-type="string" calcext:value-type="string">
            <text:p>R30,R31,R32,R33</text:p>
          </table:table-cell>
          <table:table-cell table:number-columns-repeated="1020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8" office:value-type="string" calcext:value-type="string">
            <text:p>10R/1%/R0603</text:p>
          </table:table-cell>
          <table:table-cell table:style-name="ce12" office:value-type="string" calcext:value-type="string">
            <text:p>R0603</text:p>
          </table:table-cell>
          <table:table-cell table:style-name="ce8" office:value-type="string" calcext:value-type="string">
            <text:p>R38,R40</text:p>
          </table:table-cell>
          <table:table-cell table:style-name="ce17"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1k/R0402</text:p>
          </table:table-cell>
          <table:table-cell table:style-name="ce7" office:value-type="string" calcext:value-type="string">
            <text:p>R0402</text:p>
          </table:table-cell>
          <table:table-cell table:style-name="ce7" office:value-type="string" calcext:value-type="string">
            <text:p>R36</text:p>
          </table:table-cell>
          <table:table-cell table:number-columns-repeated="1020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2.2k/R0402</text:p>
          </table:table-cell>
          <table:table-cell table:style-name="ce7" office:value-type="string" calcext:value-type="string">
            <text:p>R0402</text:p>
          </table:table-cell>
          <table:table-cell table:style-name="ce7" office:value-type="string" calcext:value-type="string">
            <text:p>R41</text:p>
          </table:table-cell>
          <table:table-cell table:number-columns-repeated="1020"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7" office:value-type="string" calcext:value-type="string">
            <text:p>10k/R0402</text:p>
          </table:table-cell>
          <table:table-cell table:style-name="ce7" office:value-type="string" calcext:value-type="string">
            <text:p>R0402</text:p>
          </table:table-cell>
          <table:table-cell table:style-name="ce7" office:value-type="string" calcext:value-type="string">
            <text:p>R9,R34,R42,R48,R52,R54,R57,R59,<text:span text:style-name="T1">R63,R65,R66</text:span>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20k/1%/R0402</text:p>
          </table:table-cell>
          <table:table-cell table:style-name="ce7" office:value-type="string" calcext:value-type="string">
            <text:p>R0402</text:p>
          </table:table-cell>
          <table:table-cell table:style-name="ce7" office:value-type="string" calcext:value-type="string">
            <text:p>R43</text:p>
          </table:table-cell>
          <table:table-cell table:number-columns-repeated="1020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9" office:value-type="string" calcext:value-type="string">
            <text:p>27k/R0402</text:p>
          </table:table-cell>
          <table:table-cell table:style-name="ce9" office:value-type="string" calcext:value-type="string">
            <text:p>R0402</text:p>
          </table:table-cell>
          <table:table-cell table:style-name="ce9" office:value-type="string" calcext:value-type="string">
            <text:p>R46,R47</text:p>
          </table:table-cell>
          <table:table-cell table:style-name="ce18"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4.7uH/1.15A/DCR&lt;0.1R/CD43</text:p>
          </table:table-cell>
          <table:table-cell table:style-name="ce12" office:value-type="string" calcext:value-type="string">
            <text:p>CD43</text:p>
          </table:table-cell>
          <table:table-cell table:style-name="ce8" office:value-type="string" calcext:value-type="string">
            <text:p>L1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100nF/16V/10%/X7R/C0402</text:p>
          </table:table-cell>
          <table:table-cell table:style-name="ce7" office:value-type="string" calcext:value-type="string">
            <text:p>C0402</text:p>
          </table:table-cell>
          <table:table-cell table:style-name="ce7" office:value-type="string" calcext:value-type="string">
            <text:p>C14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2.2uF/50V/10%/X5R/C0805</text:p>
          </table:table-cell>
          <table:table-cell table:style-name="ce7" office:value-type="string" calcext:value-type="string">
            <text:p>C0805</text:p>
          </table:table-cell>
          <table:table-cell table:style-name="ce7" office:value-type="string" calcext:value-type="string">
            <text:p>C16</text:p>
          </table:table-cell>
          <table:table-cell table:number-columns-repeated="1020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7" office:value-type="string" calcext:value-type="string">
            <text:p>22uF/6.3V/20%/X5R/C0603</text:p>
          </table:table-cell>
          <table:table-cell table:style-name="ce7" office:value-type="string" calcext:value-type="string">
            <text:p>C0603</text:p>
          </table:table-cell>
          <table:table-cell table:style-name="ce7" office:value-type="string" calcext:value-type="string">
            <text:p>C3,C20,C21,C25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BAT54C(SOT23-3)</text:p>
          </table:table-cell>
          <table:table-cell table:style-name="ce7" office:value-type="string" calcext:value-type="string">
            <text:p>SOT23-3</text:p>
          </table:table-cell>
          <table:table-cell table:style-name="ce7" office:value-type="string" calcext:value-type="string">
            <text:p>D2</text:p>
          </table:table-cell>
          <table:table-cell table:number-columns-repeated="1020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8" office:value-type="string" calcext:value-type="string">
            <text:p>1N5819S4(SOD-123)</text:p>
          </table:table-cell>
          <table:table-cell table:style-name="ce12" office:value-type="string" calcext:value-type="string">
            <text:p>SOD-123</text:p>
          </table:table-cell>
          <table:table-cell table:style-name="ce8" office:value-type="string" calcext:value-type="string">
            <text:p>D8</text:p>
          </table:table-cell>
          <table:table-cell table:style-name="ce17"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DTC114YKA(SOT-23)</text:p>
          </table:table-cell>
          <table:table-cell table:style-name="ce7" office:value-type="string" calcext:value-type="string">
            <text:p>SOT23</text:p>
          </table:table-cell>
          <table:table-cell table:style-name="ce7" office:value-type="string" calcext:value-type="string">
            <text:p>T1</text:p>
          </table:table-cell>
          <table:table-cell table:number-columns-repeated="1020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IRLML6402(SOT23-3)</text:p>
          </table:table-cell>
          <table:table-cell table:style-name="ce7" office:value-type="string" calcext:value-type="string">
            <text:p>SOT23</text:p>
          </table:table-cell>
          <table:table-cell table:style-name="ce7" office:value-type="string" calcext:value-type="string">
            <text:p>FET1,FET2,<text:span text:style-name="T1">FET3</text:span>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AP3031KTR-G1(SOT23-6)</text:p>
          </table:table-cell>
          <table:table-cell table:style-name="ce8" office:value-type="string" calcext:value-type="string">
            <text:p>SOT23-6</text:p>
          </table:table-cell>
          <table:table-cell table:style-name="ce8" office:value-type="string" calcext:value-type="string">
            <text:p>U3</text:p>
          </table:table-cell>
          <table:table-cell table:number-columns-repeated="102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number-columns-repeated="2" table:style-name="ce7" office:value-type="string" calcext:value-type="string">
            <text:p>FPV-WZA21-40-LF</text:p>
          </table:table-cell>
          <table:table-cell table:style-name="ce7" office:value-type="string" calcext:value-type="string">
            <text:p>LCD_FLAT_CON1, LCD-4,3in_DISP1</text:p>
          </table:table-cell>
          <table:table-cell table:number-columns-repeated="102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string" calcext:value-type="string">
            <text:p>MALE-PAV16X-2x20(0.8_bud)</text:p>
          </table:table-cell>
          <table:table-cell table:style-name="ce13" office:value-type="string" calcext:value-type="string">
            <text:p>PA-V16X-2X20-LF_Drill_0.9mm</text:p>
          </table:table-cell>
          <table:table-cell table:style-name="ce8" office:value-type="string" calcext:value-type="string">
            <text:p>LCD_Lime2, LCD_Lime1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P-B-V-40-LF</text:p>
          </table:table-cell>
          <table:table-cell table:style-name="ce7" office:value-type="string" calcext:value-type="string">
            <text:p>GBH254SMT-40</text:p>
          </table:table-cell>
          <table:table-cell table:style-name="ce7" office:value-type="string" calcext:value-type="string">
            <text:p>LCD_CON1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PWRJ-2mm(DCJ-W54R-20-LF)</text:p>
          </table:table-cell>
          <table:table-cell table:style-name="ce14" office:value-type="string" calcext:value-type="string">
            <text:p>PWRJ-2mm(DCJ-W54R-20-LF)</text:p>
          </table:table-cell>
          <table:table-cell table:style-name="ce7" office:value-type="string" calcext:value-type="string">
            <text:p>PWR_JACK1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LCD-4.3"(480x272_GFT043HA480272Y)</text:p>
          </table:table-cell>
          <table:table-cell table:style-name="ce7" table:number-columns-repeated="2"/>
          <table:table-cell table:number-columns-repeated="1020"/>
        </table:table-row>
        <table:table-row table:style-name="ro1">
          <table:table-cell table:style-name="ce6"/>
          <table:table-cell table:style-name="ce10" table:number-columns-repeated="2"/>
          <table:table-cell table:style-name="ce15"/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NA(WU10S)</text:p>
          </table:table-cell>
          <table:table-cell table:style-name="ce7" office:value-type="string" calcext:value-type="string">
            <text:p>WU10S</text:p>
          </table:table-cell>
          <table:table-cell table:style-name="ce7" office:value-type="string" calcext:value-type="string">
            <text:p>PWR1</text:p>
          </table:table-cell>
          <table:table-cell table:number-columns-repeated="1020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7" office:value-type="string" calcext:value-type="string">
            <text:p>NA(1k/1%/R0402)</text:p>
          </table:table-cell>
          <table:table-cell table:style-name="ce7" office:value-type="string" calcext:value-type="string">
            <text:p>R0402</text:p>
          </table:table-cell>
          <table:table-cell table:style-name="ce7" office:value-type="string" calcext:value-type="string">
            <text:p>R15,R39,R45,R55</text:p>
          </table:table-cell>
          <table:table-cell table:number-columns-repeated="1020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7" office:value-type="string" calcext:value-type="string">
            <text:p>NA(22uF/6.3V/20%/X5R/C0603)</text:p>
          </table:table-cell>
          <table:table-cell table:style-name="ce7" office:value-type="string" calcext:value-type="string">
            <text:p>C0603</text:p>
          </table:table-cell>
          <table:table-cell table:style-name="ce7" office:value-type="string" calcext:value-type="string">
            <text:p>C1,C5,C7,C11,C27,C2,C8</text:p>
          </table:table-cell>
          <table:table-cell table:number-columns-repeated="1020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7" office:value-type="string" calcext:value-type="string">
            <text:p>NA(100nF/16V/10%/X7R/C0402)</text:p>
          </table:table-cell>
          <table:table-cell table:style-name="ce7" office:value-type="string" calcext:value-type="string">
            <text:p>C0402</text:p>
          </table:table-cell>
          <table:table-cell table:style-name="ce7" office:value-type="string" calcext:value-type="string">
            <text:p>C4,C6,C9,C10,C17</text:p>
          </table:table-cell>
          <table:table-cell table:number-columns-repeated="102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7" office:value-type="string" calcext:value-type="string">
            <text:p>NA(10nF/50V/10%/X7R/C0402)</text:p>
          </table:table-cell>
          <table:table-cell table:style-name="ce7" office:value-type="string" calcext:value-type="string">
            <text:p>C0402</text:p>
          </table:table-cell>
          <table:table-cell table:style-name="ce7" office:value-type="string" calcext:value-type="string">
            <text:p>C12,C13</text:p>
          </table:table-cell>
          <table:table-cell table:number-columns-repeated="1020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7" office:value-type="string" calcext:value-type="string">
            <text:p>NA(100nF/50V/20%/Y5V/C0603)</text:p>
          </table:table-cell>
          <table:table-cell table:style-name="ce7" office:value-type="string" calcext:value-type="string">
            <text:p>C0603</text:p>
          </table:table-cell>
          <table:table-cell table:style-name="ce7" office:value-type="string" calcext:value-type="string">
            <text:p>C15,C18,C22,C23,C24,C26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NA(2.2uF/50V/10%/X5R/C0805)</text:p>
          </table:table-cell>
          <table:table-cell table:style-name="ce7" office:value-type="string" calcext:value-type="string">
            <text:p>C0805</text:p>
          </table:table-cell>
          <table:table-cell table:style-name="ce7" office:value-type="string" calcext:value-type="string">
            <text:p>C19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NA(BZV55C3V9/SOD80C)</text:p>
          </table:table-cell>
          <table:table-cell table:style-name="ce7" office:value-type="string" calcext:value-type="string">
            <text:p>SOD80C</text:p>
          </table:table-cell>
          <table:table-cell table:style-name="ce7" office:value-type="string" calcext:value-type="string">
            <text:p>D1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NA(BZV55C16/SOD80C)</text:p>
          </table:table-cell>
          <table:table-cell table:style-name="ce7" office:value-type="string" calcext:value-type="string">
            <text:p>SOD80C</text:p>
          </table:table-cell>
          <table:table-cell table:style-name="ce7" office:value-type="string" calcext:value-type="string">
            <text:p>D3</text:p>
          </table:table-cell>
          <table:table-cell table:number-columns-repeated="102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7" office:value-type="string" calcext:value-type="string">
            <text:p>NA(BAT54S(SOT23-3))</text:p>
          </table:table-cell>
          <table:table-cell table:style-name="ce7" office:value-type="string" calcext:value-type="string">
            <text:p>SOT23-3</text:p>
          </table:table-cell>
          <table:table-cell table:style-name="ce7" office:value-type="string" calcext:value-type="string">
            <text:p>D4,D6</text:p>
          </table:table-cell>
          <table:table-cell table:number-columns-repeated="1020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8" office:value-type="string" calcext:value-type="string">
            <text:p>NA(1N5819S4(SOD-123))</text:p>
          </table:table-cell>
          <table:table-cell table:style-name="ce12" office:value-type="string" calcext:value-type="string">
            <text:p>SOD-123</text:p>
          </table:table-cell>
          <table:table-cell table:style-name="ce8" office:value-type="string" calcext:value-type="string">
            <text:p>D5,D9</text:p>
          </table:table-cell>
          <table:table-cell table:style-name="ce17"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NA(BZV55C6V8/SOD80C)</text:p>
          </table:table-cell>
          <table:table-cell table:style-name="ce7" office:value-type="string" calcext:value-type="string">
            <text:p>SOD80C</text:p>
          </table:table-cell>
          <table:table-cell table:style-name="ce7" office:value-type="string" calcext:value-type="string">
            <text:p>D7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NA(4.7uH/1.15A/DCR&lt;0.1R/CD43)</text:p>
          </table:table-cell>
          <table:table-cell table:style-name="ce12" office:value-type="string" calcext:value-type="string">
            <text:p>CD43</text:p>
          </table:table-cell>
          <table:table-cell table:style-name="ce8" office:value-type="string" calcext:value-type="string">
            <text:p>L2</text:p>
          </table:table-cell>
          <table:table-cell table:number-columns-repeated="1020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7" office:value-type="string" calcext:value-type="string">
            <text:p>NA(FPV-WZB201-06-LF)</text:p>
          </table:table-cell>
          <table:table-cell table:style-name="ce7" office:value-type="string" calcext:value-type="string">
            <text:p>FPV-WZB201-06-LF</text:p>
          </table:table-cell>
          <table:table-cell table:style-name="ce7" office:value-type="string" calcext:value-type="string">
            <text:p>LCD-5in_CTP1,LCD-7in_CTP1,LCD-10,1in_CTP1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NA(FPV-WZA21-40-LF)</text:p>
          </table:table-cell>
          <table:table-cell table:style-name="ce7" office:value-type="string" calcext:value-type="string">
            <text:p>FPV-WZA21-40-LF</text:p>
          </table:table-cell>
          <table:table-cell table:style-name="ce7" office:value-type="string" calcext:value-type="string">
            <text:p>LCD-5in_DISP1</text:p>
          </table:table-cell>
          <table:table-cell table:number-columns-repeated="1020"/>
        </table:table-row>
        <table:table-row table:style-name="ro3">
          <table:table-cell table:style-name="ce3" office:value-type="float" office:value="4" calcext:value-type="float">
            <text:p>4</text:p>
          </table:table-cell>
          <table:table-cell table:style-name="ce7" office:value-type="string" calcext:value-type="string">
            <text:p>NA(FPV-WZA21-50-LF)</text:p>
          </table:table-cell>
          <table:table-cell table:style-name="ce7" office:value-type="string" calcext:value-type="string">
            <text:p>FPV-WZA21-50-LF</text:p>
          </table:table-cell>
          <table:table-cell table:style-name="ce7" office:value-type="string" calcext:value-type="string">
            <text:p>LCD-7in_DISP1,LCD-10,1in_DISP1,</text:p>
            <text:p>LCD-7in_DISP2,LCD-10,1in_DISP2</text:p>
          </table:table-cell>
          <table:table-cell table:number-columns-repeated="102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7" office:value-type="string" calcext:value-type="string">
            <text:p>NA(FPA-WZB25-04-LF)</text:p>
          </table:table-cell>
          <table:table-cell table:style-name="ce7" office:value-type="string" calcext:value-type="string">
            <text:p>FPA-WZB25-04-LF</text:p>
          </table:table-cell>
          <table:table-cell table:style-name="ce7" office:value-type="string" calcext:value-type="string">
            <text:p>LCD-7in_RTP1,LCD-10,1in_RTP1</text:p>
          </table:table-cell>
          <table:table-cell table:number-columns-repeated="1020"/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7" office:value-type="string" calcext:value-type="string">
            <text:p>NA/R0402</text:p>
          </table:table-cell>
          <table:table-cell table:style-name="ce7" office:value-type="string" calcext:value-type="string">
            <text:p>R0402</text:p>
          </table:table-cell>
          <table:table-cell table:style-name="ce7" office:value-type="string" calcext:value-type="string">
            <text:p>R1,R3,R4,R5,R8,R12,R13,R17,R19,R20,R21,R24,R49</text:p>
          </table:table-cell>
          <table:table-cell table:number-columns-repeated="1020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11" office:value-type="string" calcext:value-type="string">
            <text:p>NA(0R/R0402)</text:p>
          </table:table-cell>
          <table:table-cell table:style-name="ce9" office:value-type="string" calcext:value-type="string">
            <text:p>R0402</text:p>
          </table:table-cell>
          <table:table-cell table:style-name="ce9" office:value-type="string" calcext:value-type="string">
            <text:p>R61,R62</text:p>
          </table:table-cell>
          <table:table-cell table:style-name="ce18" table:number-columns-repeated="1020"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7" office:value-type="string" calcext:value-type="string">
            <text:p>NA(10k/R0402)</text:p>
          </table:table-cell>
          <table:table-cell table:style-name="ce7" office:value-type="string" calcext:value-type="string">
            <text:p>R0402</text:p>
          </table:table-cell>
          <table:table-cell table:style-name="ce7" office:value-type="string" calcext:value-type="string">
            <text:p>R2,R6,R7,R10,R11,R14,R18,R22,R23,R51,R53,R56,R60,<text:span text:style-name="T1">R64</text:span>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NA(510R/1%/R0402)</text:p>
          </table:table-cell>
          <table:table-cell table:style-name="ce7" office:value-type="string" calcext:value-type="string">
            <text:p>R0402</text:p>
          </table:table-cell>
          <table:table-cell table:style-name="ce7" office:value-type="string" calcext:value-type="string">
            <text:p>R16</text:p>
          </table:table-cell>
          <table:table-cell table:number-columns-repeated="1020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7" office:value-type="string" calcext:value-type="string">
            <text:p>NA(20k/1%/R0402)</text:p>
          </table:table-cell>
          <table:table-cell table:style-name="ce7" office:value-type="string" calcext:value-type="string">
            <text:p>R0402</text:p>
          </table:table-cell>
          <table:table-cell table:style-name="ce7" office:value-type="string" calcext:value-type="string">
            <text:p>R25,R35,R37,R58</text:p>
          </table:table-cell>
          <table:table-cell table:number-columns-repeated="1020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7" office:value-type="string" calcext:value-type="string">
            <text:p>NA(2.2k/R0402)</text:p>
          </table:table-cell>
          <table:table-cell table:style-name="ce7" office:value-type="string" calcext:value-type="string">
            <text:p>R0402</text:p>
          </table:table-cell>
          <table:table-cell table:style-name="ce7" office:value-type="string" calcext:value-type="string">
            <text:p>R26,R27,R28,R29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NA(51k/1%/R0402)</text:p>
          </table:table-cell>
          <table:table-cell table:style-name="ce7" office:value-type="string" calcext:value-type="string">
            <text:p>R0402</text:p>
          </table:table-cell>
          <table:table-cell table:style-name="ce7" office:value-type="string" calcext:value-type="string">
            <text:p>R44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NA(AR1021T-I_SS(SSOP-20))</text:p>
          </table:table-cell>
          <table:table-cell table:style-name="ce7" office:value-type="string" calcext:value-type="string">
            <text:p>SSOP-20W</text:p>
          </table:table-cell>
          <table:table-cell table:style-name="ce7" office:value-type="string" calcext:value-type="string">
            <text:p>U1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NA(AT24C16C-SSHM-T(SOIC-8_150mil))</text:p>
          </table:table-cell>
          <table:table-cell table:style-name="ce7" office:value-type="string" calcext:value-type="string">
            <text:p>SOIC-8_150mil</text:p>
          </table:table-cell>
          <table:table-cell table:style-name="ce7" office:value-type="string" calcext:value-type="string">
            <text:p>U2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NA(AP3031KTR-G1(SOT23-6))</text:p>
          </table:table-cell>
          <table:table-cell table:style-name="ce8" office:value-type="string" calcext:value-type="string">
            <text:p>SOT23-6</text:p>
          </table:table-cell>
          <table:table-cell table:style-name="ce8" office:value-type="string" calcext:value-type="string">
            <text:p>U4</text:p>
          </table:table-cell>
          <table:table-cell table:number-columns-repeated="1020"/>
        </table:table-row>
        <table:table-row table:style-name="ro1">
          <table:table-cell table:style-name="ce6"/>
          <table:table-cell table:style-name="ce10" table:number-columns-repeated="2"/>
          <table:table-cell table:style-name="ce15"/>
          <table:table-cell table:number-columns-repeated="102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7" office:value-type="string" calcext:value-type="string">
            <text:p>Opened</text:p>
          </table:table-cell>
          <table:table-cell table:style-name="ce7" office:value-type="string" calcext:value-type="string">
            <text:p>SJ</text:p>
          </table:table-cell>
          <table:table-cell table:style-name="ce7" office:value-type="string" calcext:value-type="string">
            <text:p>L/R_EN1,U/D_EN1</text:p>
          </table:table-cell>
          <table:table-cell table:number-columns-repeated="102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7" office:value-type="string" calcext:value-type="string">
            <text:p>Closed</text:p>
          </table:table-cell>
          <table:table-cell table:style-name="ce7" office:value-type="string" calcext:value-type="string">
            <text:p>SJ_Closed</text:p>
          </table:table-cell>
          <table:table-cell table:style-name="ce7" office:value-type="string" calcext:value-type="string">
            <text:p>VLED+_E1,VLED-_E1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3.3V:Opened/5.0V:Closed</text:p>
          </table:table-cell>
          <table:table-cell table:style-name="ce7" office:value-type="string" calcext:value-type="string">
            <text:p>SJ_2_SMALL_23_TIED</text:p>
          </table:table-cell>
          <table:table-cell table:style-name="ce7" office:value-type="string" calcext:value-type="string">
            <text:p>3.3V/5.0V1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CTRL:Closed/EN:Opened</text:p>
          </table:table-cell>
          <table:table-cell table:style-name="ce7" office:value-type="string" calcext:value-type="string">
            <text:p>SJ_2_SMALL_23_TIED</text:p>
          </table:table-cell>
          <table:table-cell table:style-name="ce7" office:value-type="string" calcext:value-type="string">
            <text:p>CTRL/EN1</text:p>
          </table:table-cell>
          <table:table-cell table:number-columns-repeated="1020"/>
        </table:table-row>
        <table:table-row table:style-name="ro1">
          <table:table-cell table:style-name="ce6"/>
          <table:table-cell table:style-name="ce10" table:number-columns-repeated="2"/>
          <table:table-cell table:style-name="ce15"/>
          <table:table-cell table:number-columns-repeated="1020"/>
        </table:table-row>
        <table:table-row table:style-name="ro1">
          <table:table-cell table:style-name="ce4" office:value-type="string" calcext:value-type="string" table:number-columns-spanned="4" table:number-rows-spanned="1">
            <text:p>Deleted were: R50(220R/R0402) and the SMD jumper 5V_JACK/5V_LCD1(5V_JACK:Opened/5V_LCD:Closed)</text:p>
          </table:table-cell>
          <table:covered-table-cell table:number-columns-repeated="3" table:style-name="ce7"/>
          <table:table-cell table:number-columns-repeated="1020"/>
        </table:table-row>
        <table:table-row table:style-name="ro1" table:number-rows-repeated="104851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28.09pt" fo:margin-bottom="28.09pt" fo:margin-left="28.09pt" fo:margin-right="28.09pt" style:shadow="none" style:scale-to="77%" style:writing-mode="lr-tb"/>
      <style:header-style>
        <style:header-footer-properties fo:min-height="21.6pt" fo:margin-left="0pt" fo:margin-right="0pt" fo:margin-bottom="7.2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style style:name="MT1" style:family="text">
      <style:text-properties fo:font-size="22pt" fo:font-weight="bold"/>
    </style:style>
    <style:style style:name="MT2" style:family="text">
      <style:text-properties fo:font-size="12pt"/>
    </style:style>
  </office:automatic-styles>
  <office:master-styles>
    <style:master-page style:name="Default" style:page-layout-name="Mpm1">
      <style:header>
        <style:region-center>
          <text:p><text:span text:style-name="MT1">LCD-DRIVER_Rev_D-BOM(LCD-4.3in_RTP) === </text:span></text:p>
          <text:p><text:span text:style-name="MT1">LCD-OLinuXino-4.3-BOM &amp; LCD-OLinuXino-4.3TS-BOM</text:span></text:p>
        </style:region-center>
        <style:region-right>
          <text:p><text:span text:style-name="MT2"><text:date style:data-style-name="N2" text:date-value="2019-07-30">00/00/0000</text:date></text:span></text:p>
          <text:p><text:span text:style-name="MT2"/></text:p>
          <text:p><text:span text:style-name="MT2"/></text:p>
        </style:region-right>
      </style:header>
      <style:header-left style:display="false"/>
      <style:footer>
        <text:p><text:span text:style-name="MT2">Page </text:span><text:span text:style-name="MT2"><text:page-number>1</text:page-number></text:span><text:span text:style-name="MT2">/1</text:span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30">00/00/0000</text:date>, <text:time style:data-style-name="N2" text:time-value="13:50:50.15834850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9-07-30T13:51:10.786274421</dc:date>
    <meta:editing-duration>PT3H14M17S</meta:editing-duration>
    <meta:editing-cycles>51</meta:editing-cycles>
    <meta:document-statistic meta:table-count="1" meta:cell-count="211" meta:object-count="0"/>
  </office:meta>
</office:document-meta>
</file>